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cm" svg:height="1cm" svg:x="9.2cm" svg:y="4.227cm">
          <text:p text:style-name="P1"><text:span text:style-name="T1">BTN=1 ?</text:span></text:p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ellipse draw:style-name="gr2" draw:text-style-name="P1" draw:layer="layout" svg:width="1.8cm" svg:height="0.7cm" svg:x="9.7cm" svg:y="1.7cm">
          <text:p text:style-name="P1"><text:span text:style-name="T1">Start</text:span></text:p>
        </draw:ellipse>
        <draw:rect draw:style-name="gr2" draw:text-style-name="P2" draw:layer="layout" svg:width="2.9cm" svg:height="0.6cm" svg:x="9.3cm" svg:y="3cm">
          <text:p text:style-name="P1"><text:span text:style-name="T1">CDA=0, MOD=0</text:span></text:p>
        </draw:rect>
        <draw:line draw:style-name="gr3" draw:text-style-name="P1" draw:layer="layout" svg:x1="10.7cm" svg:y1="2.4cm" svg:x2="10.7cm" svg:y2="3cm">
          <text:p/>
        </draw:line>
        <draw:line draw:style-name="gr3" draw:text-style-name="P1" draw:layer="layout" svg:x1="10.7cm" svg:y1="3.6cm" svg:x2="10.7cm" svg:y2="4.2cm">
          <text:p/>
        </draw:line>
        <draw:custom-shape draw:style-name="gr1" draw:text-style-name="P2" draw:layer="layout" svg:width="3cm" svg:height="1cm" svg:x="7.691cm" svg:y="5.813cm">
          <text:p text:style-name="P1"><text:span text:style-name="T1">MOD=0 ?</text:span></text:p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" draw:text-style-name="P1" draw:layer="layout" svg:x1="9.234cm" svg:y1="5.212cm" svg:x2="9.207cm" svg:y2="5.9cm">
          <text:p/>
        </draw:line>
        <draw:rect draw:style-name="gr2" draw:text-style-name="P2" draw:layer="layout" svg:width="2.9cm" svg:height="0.6cm" svg:x="5.304cm" svg:y="7.392cm">
          <text:p text:style-name="P1"><text:span text:style-name="T1">CDA=1, MOD=1</text:span></text:p>
        </draw:rect>
        <draw:rect draw:style-name="gr2" draw:text-style-name="P2" draw:layer="layout" svg:width="2.9cm" svg:height="0.6cm" svg:x="10.067cm" svg:y="7.338cm">
          <text:p text:style-name="P1"><text:span text:style-name="T1">CDA=0, MOD=0</text:span></text:p>
        </draw:rect>
        <draw:line draw:style-name="gr4" draw:text-style-name="P1" draw:layer="layout" svg:x1="7.673cm" svg:y1="6.826cm" svg:x2="6.774cm" svg:y2="6.826cm">
          <text:p/>
        </draw:line>
        <draw:line draw:style-name="gr4" draw:text-style-name="P1" draw:layer="layout" svg:x1="11.616cm" svg:y1="6.825cm" svg:x2="10.717cm" svg:y2="6.825cm">
          <text:p/>
        </draw:line>
        <draw:line draw:style-name="gr3" draw:text-style-name="P1" draw:layer="layout" svg:x1="6.773cm" svg:y1="6.826cm" svg:x2="6.747cm" svg:y2="7.382cm">
          <text:p/>
        </draw:line>
        <draw:line draw:style-name="gr3" draw:text-style-name="P1" draw:layer="layout" svg:x1="11.589cm" svg:y1="6.826cm" svg:x2="11.562cm" svg:y2="7.355cm">
          <text:p/>
        </draw:line>
        <draw:frame draw:style-name="gr5" draw:text-style-name="P3" draw:layer="layout" svg:width="0.989cm" svg:height="0.64cm" svg:x="8.546cm" svg:y="4.471cm">
          <draw:text-box>
            <text:p><text:span text:style-name="T1">DA</text:span></text:p>
          </draw:text-box>
        </draw:frame>
        <draw:frame draw:style-name="gr5" draw:text-style-name="P3" draw:layer="layout" svg:width="0.989cm" svg:height="0.64cm" svg:x="6.775cm" svg:y="6.085cm">
          <draw:text-box>
            <text:p><text:span text:style-name="T1">DA</text:span></text:p>
          </draw:text-box>
        </draw:frame>
        <draw:frame draw:style-name="gr5" draw:text-style-name="P3" draw:layer="layout" svg:width="1.01cm" svg:height="0.64cm" svg:x="12.146cm" svg:y="4.392cm">
          <draw:text-box>
            <text:p><text:span text:style-name="T1">NU</text:span></text:p>
          </draw:text-box>
        </draw:frame>
        <draw:frame draw:style-name="gr5" draw:text-style-name="P3" draw:layer="layout" svg:width="1.01cm" svg:height="0.64cm" svg:x="10.691cm" svg:y="6.059cm">
          <draw:text-box>
            <text:p><text:span text:style-name="T1">NU</text:span></text:p>
          </draw:text-box>
        </draw:frame>
        <draw:line draw:style-name="gr4" draw:text-style-name="P1" draw:layer="layout" svg:x1="6.747cm" svg:y1="8.017cm" svg:x2="6.747cm" svg:y2="8.996cm">
          <text:p/>
        </draw:line>
        <draw:line draw:style-name="gr4" draw:text-style-name="P1" draw:layer="layout" svg:x1="6.747cm" svg:y1="8.969cm" svg:x2="11.589cm" svg:y2="8.969cm">
          <text:p/>
        </draw:line>
        <draw:line draw:style-name="gr4" draw:text-style-name="P1" draw:layer="layout" svg:x1="11.615cm" svg:y1="7.964cm" svg:x2="11.615cm" svg:y2="8.969cm">
          <text:p/>
        </draw:line>
        <draw:line draw:style-name="gr4" draw:text-style-name="P1" draw:layer="layout" svg:x1="9.26cm" svg:y1="8.969cm" svg:x2="9.26cm" svg:y2="9.631cm">
          <text:p/>
        </draw:line>
        <draw:line draw:style-name="gr4" draw:text-style-name="P1" draw:layer="layout" svg:x1="9.26cm" svg:y1="9.604cm" svg:x2="14.023cm" svg:y2="9.604cm">
          <text:p/>
        </draw:line>
        <draw:line draw:style-name="gr4" draw:text-style-name="P1" draw:layer="layout" svg:x1="14.023cm" svg:y1="3.969cm" svg:x2="14.023cm" svg:y2="9.604cm">
          <text:p/>
        </draw:line>
        <draw:line draw:style-name="gr3" draw:text-style-name="P1" draw:layer="layout" svg:x1="14.023cm" svg:y1="4.021cm" svg:x2="10.663cm" svg:y2="4.021cm">
          <text:p/>
        </draw:line>
        <draw:line draw:style-name="gr3" draw:text-style-name="P1" draw:layer="layout" svg:x1="12.228cm" svg:y1="5.22cm" svg:x2="14.016cm" svg:y2="5.2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o" fo:country="RO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raian Turc</meta:initial-creator>
    <meta:creation-date>2013-11-12T08:42:21.32</meta:creation-date>
    <dc:date>2013-11-12T09:38:45.04</dc:date>
    <dc:creator>Traian Turc</dc:creator>
    <meta:editing-duration>PT48S</meta:editing-duration>
    <meta:editing-cycles>2</meta:editing-cycles>
    <meta:generator>OpenOffice.org/3.4.1$Win32 OpenOffice.org_project/341m1$Build-9593</meta:generator>
    <meta:document-statistic meta:object-count="25"/>
  </office:meta>
</office:document-meta>
</file>